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8pt"/>
    </style:style>
    <style:style style:name="co3" style:family="table-column">
      <style:table-column-properties fo:break-before="auto" style:column-width="85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'linh'</text:p>
          </table:table-cell>
          <table:table-cell office:value-type="string" calcext:value-type="string">
            <text:p>'louth'</text:p>
          </table:table-cell>
          <table:table-cell office:value-type="string" calcext:value-type="string">
            <text:p>'linw'</text:p>
          </table:table-cell>
          <table:table-cell office:value-type="string" calcext:value-type="string">
            <text:p>'loutw'</text:p>
          </table:table-cell>
          <table:table-cell office:value-type="string" calcext:value-type="string">
            <text:p>'sample_size'</text:p>
          </table:table-cell>
          <table:table-cell office:value-type="string" calcext:value-type="string">
            <text:p>'source_lambda_min'</text:p>
          </table:table-cell>
          <table:table-cell office:value-type="string" calcext:value-type="string">
            <text:p>'source_lambda_max'</text:p>
          </table:table-cell>
          <table:table-cell office:value-type="string" calcext:value-type="string">
            <text:p>'guide_width'</text:p>
          </table:table-cell>
          <table:table-cell office:value-type="string" calcext:value-type="string">
            <text:p>'guide_height'</text:p>
          </table:table-cell>
          <table:table-cell table:number-columns-repeated="9"/>
        </table:table-row>
        <table:table-row table:style-name="ro1">
          <table:table-cell office:value-type="float" office:value="16.1528554321869" calcext:value-type="float">
            <text:p>16.1528554321869</text:p>
          </table:table-cell>
          <table:table-cell office:value-type="float" office:value="0.334670585038774" calcext:value-type="float">
            <text:p>0.334670585038774</text:p>
          </table:table-cell>
          <table:table-cell office:value-type="float" office:value="10.7950643778393" calcext:value-type="float">
            <text:p>10.7950643778393</text:p>
          </table:table-cell>
          <table:table-cell office:value-type="float" office:value="0.813909325323389" calcext:value-type="float">
            <text:p>0.813909325323389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23335925488877" calcext:value-type="float">
            <text:p>0.123335925488877</text:p>
          </table:table-cell>
          <table:table-cell office:value-type="float" office:value="0.219588046641304" calcext:value-type="float">
            <text:p>0.219588046641304</text:p>
          </table:table-cell>
          <table:table-cell table:number-columns-repeated="9"/>
        </table:table-row>
        <table:table-row table:style-name="ro1">
          <table:table-cell office:value-type="float" office:value="14.1233390213183" calcext:value-type="float">
            <text:p>14.1233390213183</text:p>
          </table:table-cell>
          <table:table-cell office:value-type="float" office:value="0.098954357017926" calcext:value-type="float">
            <text:p>0.098954357017926</text:p>
          </table:table-cell>
          <table:table-cell office:value-type="float" office:value="18.454699579176" calcext:value-type="float">
            <text:p>18.454699579176</text:p>
          </table:table-cell>
          <table:table-cell office:value-type="float" office:value="0.459354088208344" calcext:value-type="float">
            <text:p>0.459354088208344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0124118732396" calcext:value-type="float">
            <text:p>0.160124118732396</text:p>
          </table:table-cell>
          <table:table-cell office:value-type="float" office:value="0.191744853569797" calcext:value-type="float">
            <text:p>0.191744853569797</text:p>
          </table:table-cell>
          <table:table-cell table:number-columns-repeated="9"/>
        </table:table-row>
        <table:table-row table:style-name="ro1">
          <table:table-cell office:value-type="float" office:value="4.1102856969605" calcext:value-type="float">
            <text:p>4.1102856969605</text:p>
          </table:table-cell>
          <table:table-cell office:value-type="float" office:value="0.364197623310568" calcext:value-type="float">
            <text:p>0.364197623310568</text:p>
          </table:table-cell>
          <table:table-cell office:value-type="float" office:value="1.5035645875908" calcext:value-type="float">
            <text:p>1.5035645875908</text:p>
          </table:table-cell>
          <table:table-cell office:value-type="float" office:value="0.405620305014537" calcext:value-type="float">
            <text:p>0.405620305014537</text:p>
          </table:table-cell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0369249204715" calcext:value-type="float">
            <text:p>0.10369249204715</text:p>
          </table:table-cell>
          <table:table-cell office:value-type="float" office:value="0.15447425878557" calcext:value-type="float">
            <text:p>0.15447425878557</text:p>
          </table:table-cell>
          <table:table-cell table:number-columns-repeated="9"/>
        </table:table-row>
        <table:table-row table:style-name="ro1">
          <table:table-cell office:value-type="float" office:value="9.47574208649567" calcext:value-type="float">
            <text:p>9.47574208649567</text:p>
          </table:table-cell>
          <table:table-cell office:value-type="float" office:value="0.395711675402489" calcext:value-type="float">
            <text:p>0.395711675402489</text:p>
          </table:table-cell>
          <table:table-cell office:value-type="float" office:value="3.75962769583058" calcext:value-type="float">
            <text:p>3.75962769583058</text:p>
          </table:table-cell>
          <table:table-cell office:value-type="float" office:value="0.257231050067116" calcext:value-type="float">
            <text:p>0.257231050067116</text:p>
          </table:table-cell>
          <table:table-cell office:value-type="float" office:value="0.03" calcext:value-type="float">
            <text:p>0.0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0.138475544758352" calcext:value-type="float">
            <text:p>0.138475544758352</text:p>
          </table:table-cell>
          <table:table-cell office:value-type="float" office:value="0.236865011377479" calcext:value-type="float">
            <text:p>0.236865011377479</text:p>
          </table:table-cell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+straight par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'ell_length'</text:p>
          </table:table-cell>
          <table:table-cell office:value-type="string" calcext:value-type="string">
            <text:p>'linh'</text:p>
          </table:table-cell>
          <table:table-cell office:value-type="string" calcext:value-type="string">
            <text:p>'louth'</text:p>
          </table:table-cell>
          <table:table-cell office:value-type="string" calcext:value-type="string">
            <text:p>'linw'</text:p>
          </table:table-cell>
          <table:table-cell office:value-type="string" calcext:value-type="string">
            <text:p>'loutw'</text:p>
          </table:table-cell>
          <table:table-cell office:value-type="string" calcext:value-type="string">
            <text:p>'sample_size'</text:p>
          </table:table-cell>
          <table:table-cell office:value-type="string" calcext:value-type="string">
            <text:p>'guide_width_st'</text:p>
          </table:table-cell>
          <table:table-cell office:value-type="string" calcext:value-type="string">
            <text:p>'guide_height_st'</text:p>
          </table:table-cell>
          <table:table-cell office:value-type="string" calcext:value-type="string">
            <text:p>'guide_length_st'</text:p>
          </table:table-cell>
          <table:table-cell office:value-type="string" calcext:value-type="string">
            <text:p>'linh2'</text:p>
          </table:table-cell>
          <table:table-cell office:value-type="string" calcext:value-type="string">
            <text:p>'louth2'</text:p>
          </table:table-cell>
          <table:table-cell office:value-type="string" calcext:value-type="string">
            <text:p>'linw2'</text:p>
          </table:table-cell>
          <table:table-cell office:value-type="string" calcext:value-type="string">
            <text:p>'loutw2'</text:p>
          </table:table-cell>
          <table:table-cell office:value-type="string" calcext:value-type="string">
            <text:p>'source_lambda_min'</text:p>
          </table:table-cell>
          <table:table-cell office:value-type="string" calcext:value-type="string">
            <text:p>'source_lambda_max'</text:p>
          </table:table-cell>
          <table:table-cell office:value-type="string" calcext:value-type="string">
            <text:p>'source_pulse_number'</text:p>
          </table:table-cell>
          <table:table-cell office:value-type="string" calcext:value-type="string">
            <text:p>'guide_width'</text:p>
          </table:table-cell>
          <table:table-cell office:value-type="string" calcext:value-type="string">
            <text:p>'guide_height'</text:p>
          </table:table-cell>
        </table:table-row>
        <table:table-row table:style-name="ro1">
          <table:table-cell office:value-type="float" office:value="1.62831279848157" calcext:value-type="float">
            <text:p>1.62831279848157</text:p>
          </table:table-cell>
          <table:table-cell office:value-type="float" office:value="1.70248949072692" calcext:value-type="float">
            <text:p>1.70248949072692</text:p>
          </table:table-cell>
          <table:table-cell office:value-type="float" office:value="0.679286441554566" calcext:value-type="float">
            <text:p>0.679286441554566</text:p>
          </table:table-cell>
          <table:table-cell office:value-type="float" office:value="8.46345622855798" calcext:value-type="float">
            <text:p>8.46345622855798</text:p>
          </table:table-cell>
          <table:table-cell office:value-type="float" office:value="4.78073920260192" calcext:value-type="float">
            <text:p>4.78073920260192</text:p>
          </table:table-cell>
          <table:table-cell office:value-type="float" office:value="0.03" calcext:value-type="float">
            <text:p>0.03</text:p>
          </table:table-cell>
          <table:table-cell office:value-type="float" office:value="0.139241977702873" calcext:value-type="float">
            <text:p>0.139241977702873</text:p>
          </table:table-cell>
          <table:table-cell office:value-type="float" office:value="0.171790457372684" calcext:value-type="float">
            <text:p>0.171790457372684</text:p>
          </table:table-cell>
          <table:table-cell office:value-type="float" office:value="10" calcext:value-type="float">
            <text:p>10</text:p>
          </table:table-cell>
          <table:table-cell office:value-type="float" office:value="15.8736649336921" calcext:value-type="float">
            <text:p>15.8736649336921</text:p>
          </table:table-cell>
          <table:table-cell office:value-type="float" office:value="0.76840942891182" calcext:value-type="float">
            <text:p>0.76840942891182</text:p>
          </table:table-cell>
          <table:table-cell office:value-type="float" office:value="7.57894010464545" calcext:value-type="float">
            <text:p>7.57894010464545</text:p>
          </table:table-cell>
          <table:table-cell office:value-type="float" office:value="0.478462839165169" calcext:value-type="float">
            <text:p>0.47846283916516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63036042691213" calcext:value-type="float">
            <text:p>0.263036042691213</text:p>
          </table:table-cell>
          <table:table-cell office:value-type="float" office:value="0.244323322293466" calcext:value-type="float">
            <text:p>0.2443233222934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07T12:47:59.030119595</meta:creation-date>
    <dc:date>2019-11-07T14:04:09.499391101</dc:date>
    <meta:editing-duration>PT5M50S</meta:editing-duration>
    <meta:editing-cycles>3</meta:editing-cycles>
    <meta:generator>LibreOffice/6.3.2.2$Linux_X86_64 LibreOffice_project/30$Build-2</meta:generator>
    <meta:document-statistic meta:table-count="1" meta:cell-count="82" meta:object-count="0"/>
  </office:meta>
</office:document-meta>
</file>